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Filter.startElement( String uri , String local , String qName , Attributes at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SSTransforme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SSTransfor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SSTransformer.endElement( String uri , String name , String raw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RSSTransformer.startElement( String uri , String name , String raw , Attributes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SSTransformer.setup( SourceResolver resolver , Map objectModel , String src , Parameters p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MLFilter.endElement( String uri , String local , String q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SSTransforme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Filter.HTMLFilter(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SSTransformer.setupTransform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